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Heading_20_1">
      <style:paragraph-properties fo:margin-left="0.25in" fo:margin-right="0.25in" fo:margin-top="0.4791in" fo:margin-bottom="0in" style:contextual-spacing="false" style:line-height-at-least="0.3126in" fo:text-indent="0in" style:auto-text-indent="false"/>
      <style:text-properties fo:font-variant="normal" fo:text-transform="none" fo:color="#242424" loext:opacity="100%" style:font-name="sohne" fo:font-size="18pt" fo:letter-spacing="normal" fo:font-style="normal" fo:font-weight="bold"/>
    </style:style>
    <style:style style:name="P2" style:family="paragraph" style:parent-style-name="Heading_20_2">
      <style:paragraph-properties fo:margin-left="0.25in" fo:margin-right="0.25in" fo:margin-top="0.3543in" fo:margin-bottom="0in" style:contextual-spacing="false" style:line-height-at-least="0.25in" fo:text-indent="0in" style:auto-text-indent="false"/>
      <style:text-properties fo:font-variant="normal" fo:text-transform="none" fo:color="#242424" loext:opacity="100%" style:font-name="sohne" fo:font-size="15pt" fo:letter-spacing="normal" fo:font-style="normal" fo:font-weight="bold"/>
    </style:style>
    <style:style style:name="P3" style:family="paragraph" style:parent-style-name="Heading_20_2">
      <style:paragraph-properties fo:margin-left="0.25in" fo:margin-right="0.25in" fo:margin-top="0in" fo:margin-bottom="0in" style:contextual-spacing="false" style:line-height-at-least="0.2083in" fo:text-indent="0in" style:auto-text-indent="false"/>
    </style:style>
    <style:style style:name="P4" style:family="paragraph" style:parent-style-name="Heading_20_3">
      <style:paragraph-properties fo:margin-left="0.25in" fo:margin-right="0.25in" fo:margin-top="0in" fo:margin-bottom="0in" style:contextual-spacing="false" style:line-height-at-least="0.2083in" fo:text-indent="0in" style:auto-text-indent="false"/>
    </style:style>
    <style:style style:name="P5" style:family="paragraph" style:parent-style-name="Preformatted_20_Text">
      <style:paragraph-properties fo:margin-left="0.25in" fo:margin-right="0.25in" fo:margin-top="0in" fo:margin-bottom="0in" style:contextual-spacing="false" fo:line-height="140%" fo:text-indent="0in" style:auto-text-indent="false" fo:padding-left="0in" fo:padding-right="0.3335in" fo:padding-top="0.3335in" fo:padding-bottom="0.3335in" fo:border-left="none" fo:border-right="0.74pt solid #e5e5e5" fo:border-top="0.74pt solid #e5e5e5" fo:border-bottom="0.74pt solid #e5e5e5"/>
      <style:text-properties fo:font-variant="normal" fo:text-transform="none" fo:color="#242424" loext:opacity="100%" style:font-name="source-code-pro" fo:font-size="10.5pt" fo:letter-spacing="normal" fo:font-style="normal" fo:font-weight="normal"/>
    </style:style>
    <style:style style:name="P6" style:family="paragraph" style:parent-style-name="Preformatted_20_Text">
      <style:paragraph-properties fo:margin-left="0.25in" fo:margin-right="0.25in" fo:margin-top="0in" fo:margin-bottom="0in" style:contextual-spacing="false" fo:line-height="140%" fo:text-indent="0in" style:auto-text-indent="false" fo:padding-left="0in" fo:padding-right="0.3335in" fo:padding-top="0.3335in" fo:padding-bottom="0.3335in" fo:border-left="none" fo:border-right="0.74pt solid #e5e5e5" fo:border-top="0.74pt solid #e5e5e5" fo:border-bottom="0.74pt solid #e5e5e5"/>
      <style:text-properties fo:font-variant="normal" fo:text-transform="none" fo:color="#242424" loext:opacity="100%" fo:letter-spacing="normal"/>
    </style:style>
    <style:style style:name="P7" style:family="paragraph" style:parent-style-name="Quotations">
      <style:paragraph-properties fo:margin-left="0.4354in" fo:margin-right="0.6437in" fo:margin-top="0.4374in" fo:margin-bottom="0in" style:contextual-spacing="false" style:line-height-at-least="0.3335in" fo:text-indent="0in" style:auto-text-indent="false"/>
    </style:style>
    <style:style style:name="P8" style:family="paragraph" style:parent-style-name="Standard">
      <style:paragraph-properties fo:margin-left="0.25in" fo:margin-right="0.25in" fo:margin-top="0.4374in" fo:margin-bottom="0in" style:contextual-spacing="false" style:line-height-at-least="0.3335in" fo:text-indent="0in" style:auto-text-indent="false"/>
      <style:text-properties fo:font-variant="normal" fo:text-transform="none" fo:color="#242424" loext:opacity="100%" style:font-name="source-serif-pro" fo:font-size="15pt" fo:letter-spacing="normal" fo:font-style="normal" fo:font-weight="normal"/>
    </style:style>
    <style:style style:name="P9" style:family="paragraph" style:parent-style-name="Standard">
      <style:paragraph-properties fo:margin-left="0.25in" fo:margin-right="0.25in" fo:margin-top="0.4374in" fo:margin-bottom="0in" style:contextual-spacing="false" style:line-height-at-least="0.3335in" fo:text-indent="0in" style:auto-text-indent="false"/>
    </style:style>
    <style:style style:name="P10" style:family="paragraph" style:parent-style-name="Text_20_body">
      <style:paragraph-properties fo:margin-left="0.25in" fo:margin-right="0.25in" fo:margin-top="0.1874in" fo:margin-bottom="0in" style:contextual-spacing="false" style:line-height-at-least="0.3335in" fo:text-indent="0in" style:auto-text-indent="false"/>
      <style:text-properties fo:font-variant="normal" fo:text-transform="none" fo:color="#242424" loext:opacity="100%" style:font-name="source-serif-pro" fo:font-size="15pt" fo:letter-spacing="normal" fo:font-style="normal" fo:font-weight="normal"/>
    </style:style>
    <style:style style:name="P11" style:family="paragraph" style:parent-style-name="Text_20_body" style:list-style-name="L1">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2" style:family="paragraph" style:parent-style-name="Text_20_body" style:list-style-name="L1">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3" style:family="paragraph" style:parent-style-name="Text_20_body" style:list-style-name="L2">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4" style:family="paragraph" style:parent-style-name="Text_20_body" style:list-style-name="L2">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5" style:family="paragraph" style:parent-style-name="Text_20_body" style:list-style-name="L3">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6" style:family="paragraph" style:parent-style-name="Text_20_body" style:list-style-name="L4">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7" style:family="paragraph" style:parent-style-name="Text_20_body" style:list-style-name="L4">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8" style:family="paragraph" style:parent-style-name="Text_20_body" style:list-style-name="L5">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19" style:family="paragraph" style:parent-style-name="Text_20_body" style:list-style-name="L5">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20" style:family="paragraph" style:parent-style-name="Text_20_body" style:list-style-name="L6">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21" style:family="paragraph" style:parent-style-name="Text_20_body" style:list-style-name="L6">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22" style:family="paragraph" style:parent-style-name="Text_20_body" style:list-style-name="L7">
      <style:paragraph-properties fo:margin-left="0.5626in" fo:margin-right="0.25in" fo:margin-top="0.1874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23" style:family="paragraph" style:parent-style-name="Text_20_body" style:list-style-name="L7">
      <style:paragraph-properties fo:margin-left="0.5626in" fo:margin-right="0.25in" fo:margin-top="0.2291in" fo:margin-bottom="0in" style:contextual-spacing="false" style:line-height-at-least="0.3335in" fo:text-align="start" style:justify-single-word="false" fo:text-indent="0in" style:auto-text-indent="false" fo:padding="0in" fo:border="none"/>
      <style:text-properties fo:font-variant="normal" fo:text-transform="none" fo:color="#242424" loext:opacity="100%" style:font-name="source-serif-pro" fo:font-size="15pt" fo:letter-spacing="normal" fo:font-style="normal" fo:font-weight="normal"/>
    </style:style>
    <style:style style:name="P24" style:family="paragraph" style:parent-style-name="Text_20_body">
      <style:paragraph-properties fo:margin-left="0.25in" fo:margin-right="0.25in" fo:margin-top="0.4374in" fo:margin-bottom="0in" style:contextual-spacing="false" style:line-height-at-least="0.3335in" fo:text-indent="0in" style:auto-text-indent="false"/>
    </style:style>
    <style:style style:name="P25" style:family="paragraph" style:parent-style-name="Text_20_body">
      <style:paragraph-properties fo:margin-left="0.25in" fo:margin-right="0.25in" fo:margin-top="0.1874in" fo:margin-bottom="0in" style:contextual-spacing="false" style:line-height-at-least="0.3335in" fo:text-indent="0in" style:auto-text-indent="false"/>
    </style:style>
    <style:style style:name="P26" style:family="paragraph" style:parent-style-name="Text_20_body" style:list-style-name="L3">
      <style:paragraph-properties fo:margin-left="0.5626in" fo:margin-right="0.25in" fo:margin-top="0.1874in" fo:margin-bottom="0in" style:contextual-spacing="false" style:line-height-at-least="0.3335in" fo:text-align="start" style:justify-single-word="false" fo:text-indent="0in" style:auto-text-indent="false" fo:padding="0in" fo:border="none"/>
    </style:style>
    <style:style style:name="P27" style:family="paragraph" style:parent-style-name="Text_20_body" style:list-style-name="L3">
      <style:paragraph-properties fo:margin-left="0.5626in" fo:margin-right="0.25in" fo:margin-top="0.2291in" fo:margin-bottom="0in" style:contextual-spacing="false" style:line-height-at-least="0.3335in" fo:text-align="start" style:justify-single-word="false" fo:text-indent="0in" style:auto-text-indent="false" fo:padding="0in" fo:border="none"/>
    </style:style>
    <style:style style:name="P28" style:family="paragraph" style:parent-style-name="Text_20_body" style:list-style-name="L4">
      <style:paragraph-properties fo:margin-left="0.5626in" fo:margin-right="0.25in" fo:margin-top="0.2291in" fo:margin-bottom="0in" style:contextual-spacing="false" style:line-height-at-least="0.3335in" fo:text-align="start" style:justify-single-word="false" fo:text-indent="0in" style:auto-text-indent="false" fo:padding="0in" fo:border="none"/>
    </style:style>
    <style:style style:name="P29" style:family="paragraph" style:parent-style-name="Text_20_body" style:list-style-name="L8">
      <style:paragraph-properties fo:margin-left="0.5626in" fo:margin-right="0.25in" fo:margin-top="0.4374in" fo:margin-bottom="0in" style:contextual-spacing="false" style:line-height-at-least="0.3335in" fo:text-align="start" style:justify-single-word="false" fo:text-indent="0in" style:auto-text-indent="false" fo:padding="0in" fo:border="none"/>
    </style:style>
    <style:style style:name="P30" style:family="paragraph" style:parent-style-name="Text_20_body" style:list-style-name="L8">
      <style:paragraph-properties fo:margin-left="0.5626in" fo:margin-right="0.25in" fo:margin-top="0.2291in" fo:margin-bottom="0in" style:contextual-spacing="false" style:line-height-at-least="0.3335in" fo:text-align="start" style:justify-single-word="false" fo:text-indent="0in" style:auto-text-indent="false" fo:padding="0in" fo:border="none"/>
    </style:style>
    <style:style style:name="P31" style:family="paragraph" style:parent-style-name="Text_20_body">
      <style:paragraph-properties fo:margin-left="0.25in" fo:margin-right="0.25in" fo:margin-top="0in" fo:margin-bottom="0in" style:contextual-spacing="false" style:line-height-at-least="0.2083in" fo:text-indent="0in" style:auto-text-indent="false"/>
      <style:text-properties style:font-name="sohne" fo:font-size="9.75pt" fo:font-weight="normal"/>
    </style:style>
    <style:style style:name="P32" style:family="paragraph" style:parent-style-name="Text_20_body">
      <style:paragraph-properties fo:margin-left="0.25in" fo:margin-right="0.3335in" fo:margin-top="0.0626in" fo:margin-bottom="0.2709in" style:contextual-spacing="false" style:line-height-at-least="0.2083in" fo:orphans="2" fo:widows="2" fo:text-indent="0in" style:auto-text-indent="false"/>
      <style:text-properties fo:color="#242424" loext:opacity="100%" fo:background-color="#f2f2f2"/>
    </style:style>
    <style:style style:name="P33" style:family="paragraph" style:parent-style-name="Text_20_body">
      <style:paragraph-properties fo:margin-left="0.25in" fo:margin-right="0.3335in" fo:margin-top="0.0626in" fo:margin-bottom="0.2709in" style:contextual-spacing="false" fo:orphans="2" fo:widows="2" fo:text-indent="0in" style:auto-text-indent="false"/>
    </style:style>
    <style:style style:name="T1" style:family="text">
      <style:text-properties fo:font-variant="normal" fo:text-transform="none" fo:color="#242424" loext:opacity="100%" style:font-name="source-serif-pro" fo:font-size="15pt" fo:letter-spacing="normal" fo:font-style="normal" fo:font-weight="normal"/>
    </style:style>
    <style:style style:name="T2" style:family="text">
      <style:text-properties fo:font-variant="normal" fo:text-transform="none" fo:color="#242424" loext:opacity="100%" style:font-name="source-serif-pro" fo:font-size="15pt" fo:letter-spacing="normal" fo:font-style="normal" fo:font-weight="bold"/>
    </style:style>
    <style:style style:name="T3" style:family="text">
      <style:text-properties fo:font-variant="normal" fo:text-transform="none" fo:color="#242424" loext:opacity="100%" style:font-name="source-serif-pro" fo:font-size="15pt" fo:letter-spacing="normal" fo:font-style="normal" style:text-underline-style="solid" style:text-underline-width="auto" style:text-underline-color="font-color" fo:font-weight="bold"/>
    </style:style>
    <style:style style:name="T4" style:family="text">
      <style:text-properties fo:font-variant="normal" fo:text-transform="none" fo:color="#242424" loext:opacity="100%" style:font-name="source-serif-pro" fo:font-size="15pt" fo:letter-spacing="normal" fo:font-style="italic" style:text-underline-style="solid" style:text-underline-width="auto" style:text-underline-color="font-color" fo:font-weight="bold"/>
    </style:style>
    <style:style style:name="T5" style:family="text">
      <style:text-properties fo:font-variant="normal" fo:text-transform="none" fo:color="#242424" loext:opacity="100%" style:font-name="source-serif-pro" fo:font-size="15pt" fo:letter-spacing="normal" fo:font-style="italic" fo:font-weight="normal"/>
    </style:style>
    <style:style style:name="T6" style:family="text">
      <style:text-properties fo:font-variant="normal" fo:text-transform="none" fo:color="#242424" loext:opacity="100%" style:font-name="source-serif-pro" fo:font-size="15pt" fo:letter-spacing="normal" fo:font-style="italic" fo:font-weight="bold"/>
    </style:style>
    <style:style style:name="T7" style:family="text">
      <style:text-properties fo:font-variant="normal" fo:text-transform="none" fo:color="#242424" loext:opacity="100%" style:font-name="source-code-pro" fo:font-size="11.25pt" fo:letter-spacing="normal" fo:font-style="normal" fo:font-weight="normal" fo:background-color="#f2f2f2" loext:char-shading-value="0" loext:padding="0in" loext:border="none"/>
    </style:style>
    <style:style style:name="T8" style:family="text">
      <style:text-properties fo:font-variant="normal" fo:text-transform="none" fo:color="#242424" loext:opacity="100%" fo:letter-spacing="normal"/>
    </style:style>
    <style:style style:name="T9" style:family="text">
      <style:text-properties fo:font-variant="normal" fo:text-transform="none" style:text-line-through-style="none" style:text-line-through-type="none" style:font-name="sohne" fo:font-size="10.5pt" fo:letter-spacing="normal" fo:font-style="normal" style:text-underline-style="solid" style:text-underline-width="auto" style:text-underline-color="font-color" fo:font-weight="normal" style:text-blinking="false" loext:padding-left="0in" loext:padding-right="0.1665in" loext:padding-top="0.0835in" loext:padding-bottom="0.0835in" loext:border-left="none" loext:border-right="0.74pt solid #f2f2f2" loext:border-top="0.74pt solid #f2f2f2" loext:border-bottom="0.74pt solid #f2f2f2"/>
    </style:style>
    <style:style style:name="T10" style:family="text">
      <style:text-properties fo:font-variant="normal" fo:text-transform="none" style:text-line-through-style="none" style:text-line-through-type="none" style:font-name="medium-content-sans-serif-font" fo:font-size="14pt" fo:letter-spacing="normal" fo:font-style="normal" style:text-underline-style="solid" style:text-underline-width="auto" style:text-underline-color="font-color" fo:font-weight="normal" style:text-blinking="false" loext:padding="0in" loext:border="none"/>
    </style:style>
    <style:style style:name="T11" style:family="text">
      <style:text-properties fo:color="#242424" loext:opacity="100%" style:font-name="source-serif-pro" fo:font-size="15pt" fo:letter-spacing="normal" fo:font-style="italic" fo:font-weight="bold"/>
    </style:style>
    <style:style style:name="T12" style:family="text">
      <style:text-properties fo:color="#242424" loext:opacity="100%" style:font-name="source-serif-pro" fo:font-size="15pt" fo:letter-spacing="normal" fo:font-style="italic" fo:font-weight="normal"/>
    </style:style>
    <style:style style:name="T13" style:family="text">
      <style:text-properties fo:color="#242424" loext:opacity="100%" style:font-name="source-serif-pro" fo:font-size="15pt" fo:letter-spacing="normal" fo:font-style="italic" style:text-underline-style="solid" style:text-underline-width="auto" style:text-underline-color="font-color" fo:font-weight="bold"/>
    </style:style>
    <style:style style:name="T14" style:family="text">
      <style:text-properties fo:color="#242424" loext:opacity="100%" style:text-line-through-style="none" style:text-line-through-type="none" style:font-name="sohne" fo:font-size="12pt" fo:letter-spacing="normal" style:text-underline-style="solid" style:text-underline-width="auto" style:text-underline-color="font-color" fo:font-weight="bold" style:text-blinking="false" loext:padding="0in" loext:border="none"/>
    </style:style>
    <style:style style:name="T15" style:family="text">
      <style:text-properties style:font-name="source-code-pro" fo:font-size="10.5pt" fo:font-style="normal" fo:font-weight="normal"/>
    </style:style>
    <style:style style:name="T16" style:family="text">
      <style:text-properties fo:color="#aa0d91" loext:opacity="100%"/>
    </style:style>
    <style:style style:name="T17" style:family="text">
      <style:text-properties fo:color="#aa0d91" loext:opacity="100%" style:font-name="source-code-pro" fo:font-size="10.5pt" fo:font-style="normal" fo:font-weight="normal"/>
    </style:style>
    <style:style style:name="T18" style:family="text">
      <style:text-properties fo:color="#c41a16" loext:opacity="100%"/>
    </style:style>
    <style:style style:name="T19" style:family="text">
      <style:text-properties fo:color="#c41a16" loext:opacity="100%" style:font-name="source-code-pro" fo:font-size="10.5pt" fo:font-style="normal" fo:font-weight="normal"/>
    </style:style>
    <style:style style:name="T20" style:family="text">
      <style:text-properties fo:color="#6b6b6b" loext:opacity="100%" style:text-line-through-style="none" style:text-line-through-type="none" style:font-name="sohne" fo:font-size="12pt" style:text-underline-style="solid" style:text-underline-width="auto" style:text-underline-color="font-color" fo:font-weight="normal" style:text-blinking="false" loext:padding="0in" loext:border="none"/>
    </style:style>
    <style:style style:name="T21" style:family="text">
      <style:text-properties fo:color="#6b6b6b" loext:opacity="100%" style:text-line-through-style="none" style:text-line-through-type="none" style:text-underline-style="solid" style:text-underline-width="auto" style:text-underline-color="font-color" style:text-blinking="false" loext:padding="0in" loext:border="none"/>
    </style:style>
    <style:style style:name="T22" style:family="text">
      <style:text-properties fo:color="#5c2699" loext:opacity="100%"/>
    </style:style>
    <style:style style:name="T23" style:family="text">
      <style:text-properties fo:color="#5c2699" loext:opacity="100%" style:font-name="source-code-pro" fo:font-size="10.5pt" fo:font-style="normal" fo:font-weight="normal"/>
    </style:style>
    <style:style style:name="T24" style:family="text">
      <style:text-properties fo:color="#007400" loext:opacity="100%"/>
    </style:style>
    <style:style style:name="T25" style:family="text">
      <style:text-properties fo:color="#000000" loext:opacity="100%" style:font-name="source-code-pro" fo:font-size="10.5pt" fo:font-style="normal" fo:font-weight="normal"/>
    </style:style>
    <style:style style:name="T26" style:family="text">
      <style:text-properties fo:color="#1c00cf" loext:opacity="100%"/>
    </style:style>
    <style:style style:name="T27" style:family="text">
      <style:text-properties fo:color="#1c00cf" loext:opacity="100%" style:font-name="source-code-pro" fo:font-size="10.5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en most people think about Python libraries, the usual suspects come to mind: NumPy, Pandas, TensorFlow, and the like. And sure, those are great! But let’s step off the beaten path for a moment. Python has an ever-growing ecosystem, and some hidden gems are sitting right under your nose, waiting to make your life easier (or at least, way more interesting).</text:p>
      <text:section text:style-name="Sect1" text:name="6c41">
        <text:p text:style-name="P9"><text:span text:style-name="T1">Whether you’re a seasoned developer or someone still fumbling with their first </text:span><text:span text:style-name="Source_20_Text"><text:span text:style-name="T7">pip install</text:span></text:span><text:span text:style-name="T1">, these libraries will add a surprising twist to your toolkit. Let’s dive in.</text:span></text:p>
      </text:section>
      <text:h text:style-name="P1" text:outline-level="1"><text:bookmark text:name="6975"/>1. Rich — Making Your Console Beautiful</text:h>
      <text:section text:style-name="Sect1" text:name="3855">
        <text:p text:style-name="P10">Look, the default Python print function is fine. But have you ever wanted to jazz up your terminal outputs with colors, tables, or even progress bars that scream, “Look at me, I’m amazing!”?</text:p>
      </text:section>
      <text:section text:style-name="Sect1" text:name="d0a2">
        <text:p text:style-name="P24"><text:span text:style-name="T1">Enter </text:span><text:span text:style-name="Strong_20_Emphasis"><text:span text:style-name="T2">Rich</text:span></text:span><text:span text:style-name="T1">, a library that turns your boring CLI outputs into works of art.</text:span></text:p>
      </text:section>
      <text:h text:style-name="P2" text:outline-level="2"><text:bookmark text:name="c507"/>Why You Need It:</text:h>
      <text:list xml:id="list3170370073" text:style-name="L1">
        <text:list-item>
          <text:p text:style-name="P11"><text:bookmark text:name="fafa"/>Format logs with colors that actually help debug issues.</text:p>
        </text:list-item>
        <text:list-item>
          <text:p text:style-name="P12"><text:bookmark text:name="b1f6"/><text:soft-page-break/>Render Markdown, JSON, and even ASCII art right in the terminal.</text:p>
        </text:list-item>
        <text:list-item>
          <text:p text:style-name="P12"><text:bookmark text:name="12d8"/>Add slick progress bars with just a few lines of code.</text:p>
        </text:list-item>
      </text:list>
      <text:h text:style-name="P2" text:outline-level="2"><text:bookmark text:name="9d12"/>Example:</text:h>
      <text:p text:style-name="P5"><text:bookmark text:name="3a18"/><text:span text:style-name="T16">from</text:span> rich.console <text:span text:style-name="T16">import</text:span> Console</text:p>
      <text:p text:style-name="P5">console = Console()</text:p>
      <text:p text:style-name="P5">console.log(<text:span text:style-name="T18">"[bold green]This is a rich log![/bold green]"</text:span>)</text:p>
      <text:section text:style-name="Sect1" text:name="be23">
        <text:p text:style-name="P7"><text:span text:style-name="Strong_20_Emphasis"><text:span text:style-name="T11">Pro Tip</text:span></text:span><text:span text:style-name="T12">: Combine Rich with Python’s logging module for logs that don’t just inform — they dazzle.</text:span></text:p>
      </text:section>
      <text:h text:style-name="P3" text:outline-level="2"><text:a xlink:type="simple" xlink:href="https://archive.is/o/YGHPl/https://python.plainenglish.io/7-ai-powered-python-libraries-you-need-to-try-now-7931c0dda057" office:target-frame-name="_blank" xlink:show="new" text:style-name="Internet_20_link" text:visited-style-name="Visited_20_Internet_20_Link"><text:span text:style-name="T14">7 AI-Powered Python Libraries You Need to Try Now</text:span></text:a></text:h>
      <text:h text:style-name="P4" text:outline-level="3"><text:a xlink:type="simple" xlink:href="https://archive.is/o/YGHPl/https://python.plainenglish.io/7-ai-powered-python-libraries-you-need-to-try-now-7931c0dda057" office:target-frame-name="_blank" xlink:show="new" text:style-name="Internet_20_link" text:visited-style-name="Visited_20_Internet_20_Link"><text:span text:style-name="T20">To Boost Your Next Project from “Eh, pretty cool” to “Wow, how’d you do that?!”</text:span></text:a></text:h>
      <text:p text:style-name="P31"><text:a xlink:type="simple" xlink:href="https://archive.is/o/YGHPl/https://python.plainenglish.io/7-ai-powered-python-libraries-you-need-to-try-now-7931c0dda057" office:target-frame-name="_blank" xlink:show="new" text:style-name="Internet_20_link" text:visited-style-name="Visited_20_Internet_20_Link"><text:span text:style-name="T21">python.plainenglish.io</text:span></text:a></text:p>
      <text:h text:style-name="P1" text:outline-level="1"><text:bookmark text:name="30b4"/>2. pydantic — Data Validation for Lazy Perfectionists</text:h>
      <text:section text:style-name="Sect1" text:name="5f42">
        <text:p text:style-name="P25"><text:span text:style-name="T1">Ever spent hours debugging an API request only to realize that you passed an int instead of a string? (It’s okay, we’ve all been there.) With </text:span><text:span text:style-name="Strong_20_Emphasis"><text:span text:style-name="T2">pydantic</text:span></text:span><text:span text:style-name="T1">, your data models will handle validation for you.</text:span></text:p>
      </text:section>
      <text:h text:style-name="P2" text:outline-level="2"><text:bookmark text:name="0382"/>Why You Need It:</text:h>
      <text:list xml:id="list178866351" text:style-name="L2">
        <text:list-item>
          <text:p text:style-name="P13"><text:bookmark text:name="4c7e"/>Define schemas that validate data automatically.</text:p>
        </text:list-item>
        <text:list-item>
          <text:p text:style-name="P14"><text:bookmark text:name="4430"/><text:soft-page-break/>Great for building APIs and managing configuration files.</text:p>
        </text:list-item>
        <text:list-item>
          <text:p text:style-name="P14"><text:bookmark text:name="75ce"/>Works beautifully with FastAPI (which you should also check out, by the way).</text:p>
        </text:list-item>
      </text:list>
      <text:h text:style-name="P2" text:outline-level="2"><text:bookmark text:name="79d5"/>Example:</text:h>
      <text:p text:style-name="P5"><text:bookmark text:name="d348"/><text:span text:style-name="T16">from</text:span> pydantic <text:span text:style-name="T16">import</text:span> BaseModel</text:p>
      <text:p text:style-name="P5"><text:span text:style-name="T16">class</text:span> User(BaseModel):</text:p>
      <text:p text:style-name="P6"><text:s text:c="4"/><text:span text:style-name="T15">name: </text:span><text:span text:style-name="T23">str</text:span></text:p>
      <text:p text:style-name="P6"><text:s text:c="4"/><text:span text:style-name="T15">age: </text:span><text:span text:style-name="T23">int</text:span></text:p>
      <text:p text:style-name="P5">user = User(name=<text:span text:style-name="T18">"Alice"</text:span>, age=<text:span text:style-name="T18">"25"</text:span>) <text:s/><text:span text:style-name="T24"># Throws a validation error</text:span></text:p>
      <text:h text:style-name="P3" text:outline-level="2"><text:a xlink:type="simple" xlink:href="https://archive.is/o/YGHPl/https://levelup.gitconnected.com/why-over-140-000-developers-took-googles-five-day-gen-ai-course-d49753c31ac9" office:target-frame-name="_blank" xlink:show="new" text:style-name="Internet_20_link" text:visited-style-name="Visited_20_Internet_20_Link"><text:span text:style-name="T14">Why Over 140,000 Developers Took Google’s Five-Day Gen AI Course</text:span></text:a></text:h>
      <text:h text:style-name="P4" text:outline-level="3"><text:a xlink:type="simple" xlink:href="https://archive.is/o/YGHPl/https://levelup.gitconnected.com/why-over-140-000-developers-took-googles-five-day-gen-ai-course-d49753c31ac9" office:target-frame-name="_blank" xlink:show="new" text:style-name="Internet_20_link" text:visited-style-name="Visited_20_Internet_20_Link"><text:span text:style-name="T20">Behind the Scenes of Google and Kaggle’s Free Gen AI Intensive Course</text:span></text:a></text:h>
      <text:p text:style-name="P31"><text:a xlink:type="simple" xlink:href="https://archive.is/o/YGHPl/https://levelup.gitconnected.com/why-over-140-000-developers-took-googles-five-day-gen-ai-course-d49753c31ac9" office:target-frame-name="_blank" xlink:show="new" text:style-name="Internet_20_link" text:visited-style-name="Visited_20_Internet_20_Link"><text:span text:style-name="T21">levelup.gitconnected.com</text:span></text:a></text:p>
      <text:h text:style-name="P1" text:outline-level="1"><text:bookmark text:name="d10a"/>3. poetry — Dependency Management, But Actually Fun</text:h>
      <text:section text:style-name="Sect1" text:name="eae0">
        <text:p text:style-name="P25"><text:span text:style-name="T8">“</text:span><text:span text:style-name="T1">Dependency hell” might sound dramatic, but anyone who’s struggled with conflicting library versions knows it’s real. </text:span><text:span text:style-name="Strong_20_Emphasis"><text:span text:style-name="T2">poetry</text:span></text:span><text:span text:style-name="T1"> makes managing your project’s dependencies, virtual environments, and publishing downright painless.</text:span></text:p>
      </text:section>
      <text:h text:style-name="P2" text:outline-level="2"><text:bookmark text:name="ec92"/>Why You Need It:</text:h>
      <text:list xml:id="list2964465037" text:style-name="L3">
        <text:list-item>
          <text:p text:style-name="P26"><text:bookmark text:name="7bbb"/><text:span text:style-name="T1">Simplifies version constraints with its intuitive </text:span><text:span text:style-name="Source_20_Text"><text:span text:style-name="T7">pyproject.toml</text:span></text:span><text:span text:style-name="T1"> file.</text:span></text:p>
        </text:list-item>
        <text:list-item>
          <text:p text:style-name="P15"><text:bookmark text:name="1369"/><text:soft-page-break/>Handles virtual environments without you even thinking about it.</text:p>
        </text:list-item>
        <text:list-item>
          <text:p text:style-name="P27"><text:bookmark text:name="9b81"/><text:span text:style-name="T1">Helps you publish Python packages faster than you can say </text:span><text:span text:style-name="Source_20_Text"><text:span text:style-name="T7">pip freeze</text:span></text:span><text:span text:style-name="T1">.</text:span></text:p>
        </text:list-item>
      </text:list>
      <text:h text:style-name="P3" text:outline-level="2"><text:a xlink:type="simple" xlink:href="https://archive.is/o/YGHPl/https://python.plainenglish.io/15-python-debugging-tricks-every-developer-should-master-96ebf0a4f25d" office:target-frame-name="_blank" xlink:show="new" text:style-name="Internet_20_link" text:visited-style-name="Visited_20_Internet_20_Link"><text:span text:style-name="T14">15 Python Debugging Tricks Every Developer Should Master</text:span></text:a></text:h>
      <text:h text:style-name="P4" text:outline-level="3"><text:a xlink:type="simple" xlink:href="https://archive.is/o/YGHPl/https://python.plainenglish.io/15-python-debugging-tricks-every-developer-should-master-96ebf0a4f25d" office:target-frame-name="_blank" xlink:show="new" text:style-name="Internet_20_link" text:visited-style-name="Visited_20_Internet_20_Link"><text:span text:style-name="T20">Trust me, if you master even half of these you’ll…</text:span></text:a></text:h>
      <text:p text:style-name="P31"><text:a xlink:type="simple" xlink:href="https://archive.is/o/YGHPl/https://python.plainenglish.io/15-python-debugging-tricks-every-developer-should-master-96ebf0a4f25d" office:target-frame-name="_blank" xlink:show="new" text:style-name="Internet_20_link" text:visited-style-name="Visited_20_Internet_20_Link"><text:span text:style-name="T21">python.plainenglish.io</text:span></text:a></text:p>
      <text:h text:style-name="P1" text:outline-level="1"><text:bookmark text:name="0f87"/>4. typer — CLI Apps Without the Pain</text:h>
      <text:section text:style-name="Sect1" text:name="252e">
        <text:p text:style-name="P25"><text:span text:style-name="T1">If you’ve ever tried building a command-line interface (CLI) with </text:span><text:span text:style-name="Source_20_Text"><text:span text:style-name="T7">argparse</text:span></text:span><text:span text:style-name="T1">, you know it’s... not exactly joyful. </text:span><text:span text:style-name="Strong_20_Emphasis"><text:span text:style-name="T2">typer</text:span></text:span><text:span text:style-name="T1"> changes the game by letting you define CLI commands as simple Python functions.</text:span></text:p>
      </text:section>
      <text:h text:style-name="P2" text:outline-level="2"><text:bookmark text:name="d31e"/>Why You Need It:</text:h>
      <text:list xml:id="list86862968" text:style-name="L4">
        <text:list-item>
          <text:p text:style-name="P16"><text:bookmark text:name="0467"/>Automatically generates help documentation for your commands.</text:p>
        </text:list-item>
        <text:list-item>
          <text:p text:style-name="P17"><text:bookmark text:name="a3a4"/>Lets you add type hints to CLI arguments — because explicit is better than implicit.</text:p>
        </text:list-item>
        <text:list-item>
          <text:p text:style-name="P28"><text:bookmark text:name="52cc"/><text:span text:style-name="T1">It’s so easy, you’ll wonder why you’ve been suffering with </text:span><text:span text:style-name="Source_20_Text"><text:span text:style-name="T7">argparse</text:span></text:span><text:span text:style-name="T1"> for years.</text:span></text:p>
        </text:list-item>
      </text:list>
      <text:h text:style-name="P2" text:outline-level="2"><text:bookmark text:name="7953"/>Example:</text:h>
      <text:p text:style-name="P5"><text:bookmark text:name="0367"/><text:span text:style-name="T16">import</text:span> typer</text:p>
      <text:p text:style-name="P5"><text:soft-page-break/><text:span text:style-name="T16">def</text:span> main(<text:span text:style-name="T22">name: str</text:span>):</text:p>
      <text:p text:style-name="P6"><text:s text:c="4"/><text:span text:style-name="T23">print</text:span><text:span text:style-name="T15">(</text:span><text:span text:style-name="T19">f"Hello </text:span><text:span text:style-name="T25">{name}</text:span><text:span text:style-name="T19">!"</text:span><text:span text:style-name="T15">)</text:span></text:p>
      <text:p text:style-name="P5"><text:span text:style-name="T16">if</text:span> __name__ == <text:span text:style-name="T18">"__main__"</text:span>:</text:p>
      <text:p text:style-name="P6"><text:s text:c="4"/><text:span text:style-name="T15">typer.run(main)</text:span></text:p>
      <text:h text:style-name="P3" text:outline-level="2"><text:a xlink:type="simple" xlink:href="https://archive.is/o/YGHPl/https://medium.com/@abdur-rahman/the-10-python-libraries-youre-using-wrong-and-how-i-fixed-them-d7628516a3b7" office:target-frame-name="_blank" xlink:show="new" text:style-name="Internet_20_link" text:visited-style-name="Visited_20_Internet_20_Link"><text:span text:style-name="T14">The 10 Python Libraries You’re Using Wrong — And How I Fixed Them</text:span></text:a></text:h>
      <text:h text:style-name="P4" text:outline-level="3"><text:a xlink:type="simple" xlink:href="https://archive.is/o/YGHPl/https://medium.com/@abdur-rahman/the-10-python-libraries-youre-using-wrong-and-how-i-fixed-them-d7628516a3b7" office:target-frame-name="_blank" xlink:show="new" text:style-name="Internet_20_link" text:visited-style-name="Visited_20_Internet_20_Link"><text:span text:style-name="T21">“</text:span></text:a><text:a xlink:type="simple" xlink:href="https://archive.is/o/YGHPl/https://medium.com/@abdur-rahman/the-10-python-libraries-youre-using-wrong-and-how-i-fixed-them-d7628516a3b7" office:target-frame-name="_blank" xlink:show="new" text:style-name="Internet_20_link" text:visited-style-name="Visited_20_Internet_20_Link"><text:span text:style-name="T20">A fool with a tool is still a fool.” But you’re no fool — right?</text:span></text:a></text:h>
      <text:p text:style-name="P31"><text:a xlink:type="simple" xlink:href="https://archive.is/o/YGHPl/https://medium.com/@abdur-rahman/the-10-python-libraries-youre-using-wrong-and-how-i-fixed-them-d7628516a3b7" office:target-frame-name="_blank" xlink:show="new" text:style-name="Internet_20_link" text:visited-style-name="Visited_20_Internet_20_Link"><text:span text:style-name="T21">medium.com</text:span></text:a></text:p>
      <text:h text:style-name="P1" text:outline-level="1"><text:bookmark text:name="7b4c"/>5. Arrow — Time Zones Without Tears</text:h>
      <text:section text:style-name="Sect1" text:name="e994">
        <text:p text:style-name="P25"><text:span text:style-name="T1">Working with dates and times in Python can feel like wandering into a maze. Enter </text:span><text:span text:style-name="Strong_20_Emphasis"><text:span text:style-name="T2">Arrow</text:span></text:span><text:span text:style-name="T1">, a library that simplifies everything from parsing timestamps to managing time zones.</text:span></text:p>
      </text:section>
      <text:h text:style-name="P2" text:outline-level="2"><text:bookmark text:name="583a"/>Why You Need It:</text:h>
      <text:list xml:id="list2624543078" text:style-name="L5">
        <text:list-item>
          <text:p text:style-name="P18"><text:bookmark text:name="e27b"/>Parse, format, and manipulate dates with natural syntax.</text:p>
        </text:list-item>
        <text:list-item>
          <text:p text:style-name="P19"><text:bookmark text:name="76d9"/>Easily handle tricky time zone conversions.</text:p>
        </text:list-item>
        <text:list-item>
          <text:p text:style-name="P19"><text:bookmark text:name="5e80"/>Make your code look clean, even when dealing with datetime chaos.</text:p>
        </text:list-item>
      </text:list>
      <text:h text:style-name="P2" text:outline-level="2"><text:bookmark text:name="6907"/>Example:</text:h>
      <text:p text:style-name="P5"><text:bookmark text:name="1542"/><text:span text:style-name="T16">import</text:span> arrow</text:p>
      <text:p text:style-name="P5">now = arrow.utcnow()</text:p>
      <text:p text:style-name="P5"><text:soft-page-break/><text:span text:style-name="T22">print</text:span>(now.shift(hours=-<text:span text:style-name="T26">5</text:span>).<text:span text:style-name="T22">format</text:span>(<text:span text:style-name="T18">"YYYY-MM-DD HH:mm"</text:span>))</text:p>
      <text:section text:style-name="Sect1" text:name="d539">
        <text:p text:style-name="P7"><text:span text:style-name="Strong_20_Emphasis"><text:span text:style-name="T11">Fun Fact: </text:span></text:span><text:span text:style-name="T12">Arrow automatically adjusts for daylight saving time. You’ll thank me later.</text:span></text:p>
      </text:section>
      <text:h text:style-name="P3" text:outline-level="2"><text:a xlink:type="simple" xlink:href="https://archive.is/o/YGHPl/https://python.plainenglish.io/10-python-errors-every-developer-makes-and-how-to-fix-them-d42143e12928" office:target-frame-name="_blank" xlink:show="new" text:style-name="Internet_20_link" text:visited-style-name="Visited_20_Internet_20_Link"><text:span text:style-name="T14">10 Python Errors Every Developer Makes and How to Fix Them</text:span></text:a></text:h>
      <text:h text:style-name="P4" text:outline-level="3"><text:a xlink:type="simple" xlink:href="https://archive.is/o/YGHPl/https://python.plainenglish.io/10-python-errors-every-developer-makes-and-how-to-fix-them-d42143e12928" office:target-frame-name="_blank" xlink:show="new" text:style-name="Internet_20_link" text:visited-style-name="Visited_20_Internet_20_Link"><text:span text:style-name="T20">These common Python mistakes tripped me up — but fixing them taught me lessons I’ll never forget.</text:span></text:a></text:h>
      <text:p text:style-name="P31"><text:a xlink:type="simple" xlink:href="https://archive.is/o/YGHPl/https://python.plainenglish.io/10-python-errors-every-developer-makes-and-how-to-fix-them-d42143e12928" office:target-frame-name="_blank" xlink:show="new" text:style-name="Internet_20_link" text:visited-style-name="Visited_20_Internet_20_Link"><text:span text:style-name="T21">python.plainenglish.io</text:span></text:a></text:p>
      <text:h text:style-name="P1" text:outline-level="1"><text:bookmark text:name="b612"/>6. loguru — Logging, Evolved</text:h>
      <text:section text:style-name="Sect1" text:name="9f16">
        <text:p text:style-name="P25"><text:span text:style-name="T1">If Python’s default </text:span><text:span text:style-name="Source_20_Text"><text:span text:style-name="T7">logging</text:span></text:span><text:span text:style-name="T1"> module feels like it was designed in 1991 (spoiler: it was), meet </text:span><text:span text:style-name="Strong_20_Emphasis"><text:span text:style-name="T2">loguru</text:span></text:span><text:span text:style-name="T1">. It’s like the younger, cooler sibling of </text:span><text:span text:style-name="Source_20_Text"><text:span text:style-name="T7">logging</text:span></text:span><text:span text:style-name="T1">, and it comes with batteries included.</text:span></text:p>
      </text:section>
      <text:h text:style-name="P2" text:outline-level="2"><text:bookmark text:name="2ca4"/>Why You Need It:</text:h>
      <text:list xml:id="list821823839" text:style-name="L6">
        <text:list-item>
          <text:p text:style-name="P20"><text:bookmark text:name="c7d9"/>Start logging with zero boilerplate.</text:p>
        </text:list-item>
        <text:list-item>
          <text:p text:style-name="P21"><text:bookmark text:name="6df5"/>Automatic traceback formatting that actually makes sense.</text:p>
        </text:list-item>
        <text:list-item>
          <text:p text:style-name="P21"><text:bookmark text:name="e89b"/>Rotate logs based on file size or time intervals.</text:p>
        </text:list-item>
      </text:list>
      <text:h text:style-name="P2" text:outline-level="2"><text:bookmark text:name="3c41"/>Example:</text:h>
      <text:p text:style-name="P5"><text:bookmark text:name="a924"/>from loguru <text:span text:style-name="T16">import</text:span> logger</text:p>
      <text:p text:style-name="P5">logger.info(<text:span text:style-name="T18">"This is an info message."</text:span>)</text:p>
      <text:p text:style-name="P5"><text:soft-page-break/>logger.<text:span text:style-name="T22">error</text:span>(<text:span text:style-name="T18">"Oops, something went wrong!"</text:span>)</text:p>
      <text:h text:style-name="P3" text:outline-level="2"><text:a xlink:type="simple" xlink:href="https://archive.is/o/YGHPl/https://python.plainenglish.io/15-advanced-python-one-liners-that-i-use-to-make-my-code-stand-out-2e67026cbac2" office:target-frame-name="_blank" xlink:show="new" text:style-name="Internet_20_link" text:visited-style-name="Visited_20_Internet_20_Link"><text:span text:style-name="T14">15 Uncommon but Extremely Useful Python One-Liners That I Use in 2024</text:span></text:a></text:h>
      <text:h text:style-name="P4" text:outline-level="3"><text:a xlink:type="simple" xlink:href="https://archive.is/o/YGHPl/https://python.plainenglish.io/15-advanced-python-one-liners-that-i-use-to-make-my-code-stand-out-2e67026cbac2" office:target-frame-name="_blank" xlink:show="new" text:style-name="Internet_20_link" text:visited-style-name="Visited_20_Internet_20_Link"><text:span text:style-name="T20">7th got me promotion…</text:span></text:a></text:h>
      <text:p text:style-name="P31"><text:a xlink:type="simple" xlink:href="https://archive.is/o/YGHPl/https://python.plainenglish.io/15-advanced-python-one-liners-that-i-use-to-make-my-code-stand-out-2e67026cbac2" office:target-frame-name="_blank" xlink:show="new" text:style-name="Internet_20_link" text:visited-style-name="Visited_20_Internet_20_Link"><text:span text:style-name="T21">python.plainenglish.io</text:span></text:a></text:p>
      <text:h text:style-name="P1" text:outline-level="1"><text:bookmark text:name="835f"/>7. httpx — Requests, But Better</text:h>
      <text:section text:style-name="Sect1" text:name="9d29">
        <text:p text:style-name="P25"><text:span text:style-name="T1">You’ve probably used the venerable </text:span><text:span text:style-name="Source_20_Text"><text:span text:style-name="T7">requests</text:span></text:span><text:span text:style-name="T1"> library for HTTP calls. But if you need asynchronous capabilities or HTTP/2 support, </text:span><text:span text:style-name="Strong_20_Emphasis"><text:span text:style-name="T2">httpx</text:span></text:span><text:span text:style-name="T1"> is the shiny upgrade you didn’t know you needed.</text:span></text:p>
      </text:section>
      <text:h text:style-name="P2" text:outline-level="2"><text:bookmark text:name="c4f5"/>Why You Need It:</text:h>
      <text:list xml:id="list3210788438" text:style-name="L7">
        <text:list-item>
          <text:p text:style-name="P22"><text:bookmark text:name="7a3d"/>Supports async/await out of the box.</text:p>
        </text:list-item>
        <text:list-item>
          <text:p text:style-name="P23"><text:bookmark text:name="67c9"/>Built-in connection pooling for faster requests.</text:p>
        </text:list-item>
        <text:list-item>
          <text:p text:style-name="P23"><text:bookmark text:name="d0c9"/>HTTP/2 support for modern web applications.</text:p>
        </text:list-item>
      </text:list>
      <text:h text:style-name="P2" text:outline-level="2"><text:bookmark text:name="3e43"/>Example:</text:h>
      <text:p text:style-name="P5"><text:bookmark text:name="4523"/>import httpx</text:p>
      <text:p text:style-name="P5"><text:span text:style-name="T16">async</text:span> def <text:span text:style-name="T26">fetch</text:span>():</text:p>
      <text:p text:style-name="P6"><text:s text:c="4"/><text:span text:style-name="T17">async</text:span><text:span text:style-name="T15"> </text:span><text:span text:style-name="T17">with</text:span><text:span text:style-name="T15"> httpx.</text:span><text:span text:style-name="T27">AsyncClient</text:span><text:span text:style-name="T15">() </text:span><text:span text:style-name="T17">as</text:span><text:span text:style-name="T15"> client:</text:span></text:p>
      <text:p text:style-name="P6"><text:s text:c="8"/><text:span text:style-name="T15">response = </text:span><text:span text:style-name="T17">await</text:span><text:span text:style-name="T15"> client.</text:span><text:span text:style-name="T17">get</text:span><text:span text:style-name="T15">(</text:span><text:span text:style-name="T19">'https://example.com'</text:span><text:span text:style-name="T15">)</text:span></text:p>
      <text:p text:style-name="P6"><text:s text:c="8"/><text:span text:style-name="T15">print(response.text)</text:span></text:p>
      <text:h text:style-name="P3" text:outline-level="2"><text:soft-page-break/><text:a xlink:type="simple" xlink:href="https://archive.is/o/YGHPl/https://python.plainenglish.io/11-tips-to-instantly-improve-your-python-code-edf23fd93241" office:target-frame-name="_blank" xlink:show="new" text:style-name="Internet_20_link" text:visited-style-name="Visited_20_Internet_20_Link"><text:span text:style-name="T14">11 Tips to Instantly Improve Your Python Code</text:span></text:a></text:h>
      <text:h text:style-name="P4" text:outline-level="3"><text:a xlink:type="simple" xlink:href="https://archive.is/o/YGHPl/https://python.plainenglish.io/11-tips-to-instantly-improve-your-python-code-edf23fd93241" office:target-frame-name="_blank" xlink:show="new" text:style-name="Internet_20_link" text:visited-style-name="Visited_20_Internet_20_Link"><text:span text:style-name="T20">I regret not knowing this earlier</text:span></text:a></text:h>
      <text:p text:style-name="P31"><text:a xlink:type="simple" xlink:href="https://archive.is/o/YGHPl/https://python.plainenglish.io/11-tips-to-instantly-improve-your-python-code-edf23fd93241" office:target-frame-name="_blank" xlink:show="new" text:style-name="Internet_20_link" text:visited-style-name="Visited_20_Internet_20_Link"><text:span text:style-name="T21">python.plainenglish.io</text:span></text:a></text:p>
      <text:section text:style-name="Sect1" text:name="5397">
        <text:p text:style-name="P7"><text:a xlink:type="simple" xlink:href="https://archive.is/o/YGHPl/https://arconfusionnnn.systeme.io/the-ultimate-python-cheat-sheet" office:target-frame-name="_blank" xlink:show="new" text:style-name="Internet_20_link" text:visited-style-name="Visited_20_Internet_20_Link"><text:span text:style-name="Strong_20_Emphasis"><text:span text:style-name="T13">Master Python Faster! 🚀 Grab Your FREE Ultimate Python Cheat Sheet — Click Here to Download!</text:span></text:span></text:a></text:p>
      </text:section>
      <text:section text:style-name="Sect1" text:name="0a46">
        <text:p text:style-name="P24"><text:span text:style-name="Emphasis"><text:span text:style-name="T5">If you enjoyed reading, be sure to give it 50 claps! </text:span></text:span><text:span text:style-name="Strong_20_Emphasis"><text:span text:style-name="Emphasis"><text:span text:style-name="T6">Follow </text:span></text:span></text:span><text:span text:style-name="Emphasis"><text:span text:style-name="T5">and don’t miss out on any of my future posts — </text:span></text:span><text:a xlink:type="simple" xlink:href="https://archive.is/o/YGHPl/https://medium.com/@abdur-rahman/subscribe" office:target-frame-name="_blank" xlink:show="new" text:style-name="Internet_20_link" text:visited-style-name="Visited_20_Internet_20_Link"><text:span text:style-name="Strong_20_Emphasis"><text:span text:style-name="Emphasis"><text:span text:style-name="T4">subscribe </text:span></text:span></text:span></text:a><text:span text:style-name="Emphasis"><text:span text:style-name="T5">to my profile for must-read blog updates!</text:span></text:span></text:p>
      </text:section>
      <text:section text:style-name="Sect1" text:name="ce96">
        <text:p text:style-name="P24"><text:span text:style-name="Strong_20_Emphasis"><text:span text:style-name="Emphasis"><text:span text:style-name="T6">Thanks for reading!</text:span></text:span></text:span></text:p>
      </text:section>
      <text:h text:style-name="P1" text:outline-level="1"><text:bookmark text:name="2e17"/>In Plain English 🚀</text:h>
      <text:section text:style-name="Sect1" text:name="67d5">
        <text:p text:style-name="P25"><text:span text:style-name="Emphasis"><text:span text:style-name="T5">Thank you for being a part of the </text:span></text:span><text:a xlink:type="simple" xlink:href="https://archive.is/o/YGHPl/https://plainenglish.io/" office:target-frame-name="_blank" xlink:show="new" text:style-name="Internet_20_link" text:visited-style-name="Visited_20_Internet_20_Link"><text:span text:style-name="Strong_20_Emphasis"><text:span text:style-name="Emphasis"><text:span text:style-name="T4">In Plain English</text:span></text:span></text:span></text:a><text:span text:style-name="Emphasis"><text:span text:style-name="T1"> </text:span></text:span><text:span text:style-name="Emphasis"><text:span text:style-name="T5">community! Before you go:</text:span></text:span></text:p>
      </text:section>
      <text:list xml:id="list1522737484" text:style-name="L8">
        <text:list-item>
          <text:p text:style-name="P29"><text:bookmark text:name="ead1"/><text:span text:style-name="T1">Be sure to </text:span><text:span text:style-name="Strong_20_Emphasis"><text:span text:style-name="T2">clap</text:span></text:span><text:span text:style-name="T1"> and </text:span><text:span text:style-name="Strong_20_Emphasis"><text:span text:style-name="T2">follow</text:span></text:span><text:span text:style-name="T1"> the writer ️👏</text:span><text:span text:style-name="Strong_20_Emphasis"><text:span text:style-name="T1">️️</text:span></text:span></text:p>
        </text:list-item>
        <text:list-item>
          <text:p text:style-name="P30"><text:bookmark text:name="8bee"/><text:span text:style-name="T1">Follow us: </text:span><text:a xlink:type="simple" xlink:href="https://archive.is/o/YGHPl/https://x.com/inPlainEngHQ" office:target-frame-name="_blank" xlink:show="new" text:style-name="Internet_20_link" text:visited-style-name="Visited_20_Internet_20_Link"><text:span text:style-name="Strong_20_Emphasis"><text:span text:style-name="T3">X</text:span></text:span></text:a><text:span text:style-name="T1"> | </text:span><text:a xlink:type="simple" xlink:href="https://archive.is/o/YGHPl/https://www.linkedin.com/company/inplainenglish/" office:target-frame-name="_blank" xlink:show="new" text:style-name="Internet_20_link" text:visited-style-name="Visited_20_Internet_20_Link"><text:span text:style-name="Strong_20_Emphasis"><text:span text:style-name="T3">LinkedIn</text:span></text:span></text:a><text:span text:style-name="T1"> | </text:span><text:a xlink:type="simple" xlink:href="https://archive.is/o/YGHPl/https://www.youtube.com/channel/UCtipWUghju290NWcn8jhyAw" office:target-frame-name="_blank" xlink:show="new" text:style-name="Internet_20_link" text:visited-style-name="Visited_20_Internet_20_Link"><text:span text:style-name="Strong_20_Emphasis"><text:span text:style-name="T3">YouTube</text:span></text:span></text:a><text:span text:style-name="T1"> | </text:span><text:a xlink:type="simple" xlink:href="https://archive.is/o/YGHPl/https://discord.gg/in-plain-english-709094664682340443" office:target-frame-name="_blank" xlink:show="new" text:style-name="Internet_20_link" text:visited-style-name="Visited_20_Internet_20_Link"><text:span text:style-name="Strong_20_Emphasis"><text:span text:style-name="T3">Discord</text:span></text:span></text:a><text:span text:style-name="T1"> | </text:span><text:a xlink:type="simple" xlink:href="https://archive.is/o/YGHPl/https://newsletter.plainenglish.io/" office:target-frame-name="_blank" xlink:show="new" text:style-name="Internet_20_link" text:visited-style-name="Visited_20_Internet_20_Link"><text:span text:style-name="Strong_20_Emphasis"><text:span text:style-name="T3">Newsletter</text:span></text:span></text:a><text:span text:style-name="T1"> | </text:span><text:a xlink:type="simple" xlink:href="https://archive.is/o/YGHPl/https://open.spotify.com/show/7qxylRWKhvZwMz2WuEoua0" office:target-frame-name="_blank" xlink:show="new" text:style-name="Internet_20_link" text:visited-style-name="Visited_20_Internet_20_Link"><text:span text:style-name="Strong_20_Emphasis"><text:span text:style-name="T3">Podcast</text:span></text:span></text:a></text:p>
        </text:list-item>
        <text:list-item>
          <text:p text:style-name="P30"><text:bookmark text:name="496a"/><text:a xlink:type="simple" xlink:href="https://archive.is/o/YGHPl/https://differ.blog/" office:target-frame-name="_blank" xlink:show="new" text:style-name="Internet_20_link" text:visited-style-name="Visited_20_Internet_20_Link"><text:span text:style-name="Strong_20_Emphasis"><text:span text:style-name="T3">Create a free AI-powered blog on Differ.</text:span></text:span></text:a></text:p>
        </text:list-item>
        <text:list-item>
          <text:p text:style-name="P30"><text:bookmark text:name="99b6"/><text:span text:style-name="T1">More content at </text:span><text:a xlink:type="simple" xlink:href="https://archive.is/o/YGHPl/https://plainenglish.io/" office:target-frame-name="_blank" xlink:show="new" text:style-name="Internet_20_link" text:visited-style-name="Visited_20_Internet_20_Link"><text:span text:style-name="Strong_20_Emphasis"><text:span text:style-name="T3">PlainEnglish.io</text:span></text:span></text:a></text:p>
        </text:list-item>
        <text:list-item>
          <text:p text:style-name="P30"><text:bookmark text:name="0b51"/><text:soft-page-break/><text:span text:style-name="T1">Have a story to share? </text:span><text:a xlink:type="simple" xlink:href="https://archive.is/o/YGHPl/https://formulatools.co/f/cJh1CStlo9jJmhIegBM9" office:target-frame-name="_blank" xlink:show="new" text:style-name="Internet_20_link" text:visited-style-name="Visited_20_Internet_20_Link"><text:span text:style-name="Strong_20_Emphasis"><text:span text:style-name="T3">Join our global community of writers today!</text:span></text:span></text:a></text:p>
        </text:list-item>
      </text:list>
      <text:p text:style-name="P32"><text:a xlink:type="simple" xlink:href="https://archive.is/o/YGHPl/https://medium.com/tag/python" office:target-frame-name="_blank" xlink:show="new" text:style-name="Internet_20_link" text:visited-style-name="Visited_20_Internet_20_Link"><text:span text:style-name="T9">Python</text:span></text:a></text:p>
      <text:p text:style-name="P32"><text:a xlink:type="simple" xlink:href="https://archive.is/o/YGHPl/https://medium.com/tag/programming" office:target-frame-name="_blank" xlink:show="new" text:style-name="Internet_20_link" text:visited-style-name="Visited_20_Internet_20_Link"><text:span text:style-name="T9">Programming</text:span></text:a></text:p>
      <text:p text:style-name="P32"><text:a xlink:type="simple" xlink:href="https://archive.is/o/YGHPl/https://medium.com/tag/artificial-intelligence" office:target-frame-name="_blank" xlink:show="new" text:style-name="Internet_20_link" text:visited-style-name="Visited_20_Internet_20_Link"><text:span text:style-name="T9">Artificial Intelligence</text:span></text:a></text:p>
      <text:p text:style-name="P33"><text:a xlink:type="simple" xlink:href="https://archive.is/o/YGHPl/https://medium.com/tag/data-science" office:target-frame-name="_blank" xlink:show="new" text:style-name="Internet_20_link" text:visited-style-name="Visited_20_Internet_20_Link"><text:span text:style-name="T10"/></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family="Verdana"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Verdana" fo:font-family="Verdana"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2:49:18.759973908</meta:creation-date>
    <dc:date>2024-12-21T12:55:03.013298635</dc:date>
    <meta:editing-duration>PT5M45S</meta:editing-duration>
    <meta:editing-cycles>1</meta:editing-cycles>
    <meta:document-statistic meta:table-count="0" meta:image-count="0" meta:object-count="0" meta:page-count="9" meta:paragraph-count="111" meta:word-count="984" meta:character-count="6135" meta:non-whitespace-character-count="5238"/>
    <meta:generator>LibreOffice/7.3.7.2$Linux_X86_64 LibreOffice_project/30$Build-2</meta:generator>
  </office:meta>
</office:document-meta>
</file>